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9127" officeooo:paragraph-rsid="000d9127"/>
    </style:style>
    <style:style style:name="P2" style:family="paragraph" style:parent-style-name="Standard">
      <style:text-properties officeooo:rsid="000b9b92" officeooo:paragraph-rsid="000b9b92"/>
    </style:style>
    <style:style style:name="P3" style:family="paragraph" style:parent-style-name="Standard">
      <style:text-properties officeooo:paragraph-rsid="000d9127"/>
    </style:style>
    <style:style style:name="T1" style:family="text">
      <style:text-properties officeooo:rsid="000b9b92"/>
    </style:style>
    <style:style style:name="T2" style:family="text">
      <style:text-properties officeooo:rsid="000d91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perword: abcbacee</text:p>
      <text:p text:style-name="Standard">subword: abce</text:p>
      <text:p text:style-name="Standard"/>
      <text:p text:style-name="Standard">a: 1 possible spot</text:p>
      <text:p text:style-name="Standard"><text:tab/>b: two possible spot, 1</text:p>
      <text:p text:style-name="Standard"><text:tab/><text:tab/> c: 2 possible spots, 1</text:p>
      <text:p text:style-name="Standard"><text:tab/><text:tab/><text:tab/>e: 2 possible spots<text:span text:style-name="T1">, 1<text:tab/><text:tab/><text:tab/><text:tab/></text:span></text:p>
      <text:p text:style-name="P2"><text:tab/><text:tab/><text:tab/>e: 2<text:span text:style-name="T2"><text:tab/><text:tab/><text:tab/><text:tab/><text:tab/><text:tab/><text:tab/><text:tab/></text:span></text:p>
      <text:p text:style-name="Standard"><text:tab/><text:tab/> c: 2</text:p>
      <text:p text:style-name="Standard"><text:tab/><text:tab/><text:span text:style-name="T2">get e 1, store it, get rid of it</text:span></text:p>
      <text:p text:style-name="P3"><text:tab/><text:tab/><text:span text:style-name="T2">get e 2, store it, get rid of it</text:span></text:p>
      <text:p text:style-name="Standard"><text:tab/><text:tab/><text:tab/>e: 2 possible spots<text:span text:style-name="T1">, 1<text:tab/><text:tab/></text:span></text:p>
      <text:p text:style-name="P2"><text:tab/><text:tab/><text:tab/>e: 2<text:span text:style-name="T2"><text:tab/><text:tab/><text:tab/></text:span></text:p>
      <text:p text:style-name="Standard"><text:tab/>b: 2</text:p>
      <text:p text:style-name="Standard"><text:tab/> <text:span text:style-name="T1"><text:tab/></text:span>c: 1 possible spot</text:p>
      <text:p text:style-name="Standard"><text:tab/><text:tab/><text:tab/>e: 2 possible spots<text:span text:style-name="T1">, 1<text:tab/><text:tab/><text:tab/></text:span></text:p>
      <text:p text:style-name="P2"><text:tab/><text:tab/><text:tab/>e: 2</text:p>
      <text:p text:style-name="P1"><text:tab/><text:tab/><text:tab/><text:tab/></text:p>
      <text:p text:style-name="P1"><text:tab/><text:tab/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6:16:25.283000000</meta:creation-date>
    <dc:title>default</dc:title>
    <meta:editing-duration>PT1H42M54S</meta:editing-duration>
    <meta:editing-cycles>4</meta:editing-cycles>
    <meta:generator>LibreOffice/5.1.5.2$Windows_x86 LibreOffice_project/7a864d8825610a8c07cfc3bc01dd4fce6a9447e5</meta:generator>
    <dc:date>2017-12-14T23:51:29.360000000</dc:date>
    <meta:document-statistic meta:table-count="0" meta:image-count="0" meta:object-count="0" meta:page-count="1" meta:paragraph-count="18" meta:word-count="65" meta:character-count="324" meta:non-whitespace-character-count="214"/>
    <meta:template xlink:type="simple" xlink:actuate="onRequest" xlink:title="default" xlink:href="../../../../../../AppData/Roaming/LibreOffice/4/user/template/default.ott" meta:date="2017-12-14T16:16:24.144000000"/>
  </office:meta>
</office:document-meta>
</file>